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text-properties officeooo:paragraph-rsid="0006c6f0"/>
    </style:style>
    <style:style style:name="P6" style:family="paragraph" style:parent-style-name="Text_20_body" style:master-page-name="">
      <style:paragraph-properties fo:margin-left="0.499cm" fo:margin-right="0cm" fo:margin-top="0cm" fo:margin-bottom="0.199cm" style:contextual-spacing="false" fo:line-height="100%" fo:text-align="justify" style:justify-single-word="false" fo:orphans="2" fo:widows="2" fo:hyphenation-ladder-count="no-limit" style:register-true="true" fo:text-indent="0cm" style:auto-text-indent="false" style:page-number="auto" fo:background-color="transparent">
        <style:tab-stops/>
        <style:background-image/>
      </style:paragraph-properties>
      <style:text-properties officeooo:paragraph-rsid="0006c6f0" fo:hyphenate="false" fo:hyphenation-remain-char-count="2" fo:hyphenation-push-char-count="2"/>
    </style:style>
    <style:style style:name="P7" style:family="paragraph" style:parent-style-name="Text_20_body" style:master-page-name="">
      <style:paragraph-properties fo:margin-left="0.499cm" fo:margin-right="0cm" fo:margin-top="0cm" fo:margin-bottom="0.199cm" style:contextual-spacing="false" fo:line-height="100%" fo:text-align="justify" style:justify-single-word="false" fo:orphans="2" fo:widows="2" fo:hyphenation-ladder-count="no-limit" style:register-true="true" fo:text-indent="0cm" style:auto-text-indent="false" style:page-number="auto" fo:background-color="transparent">
        <style:tab-stops/>
        <style:background-image/>
      </style:paragraph-properties>
      <style:text-properties officeooo:paragraph-rsid="0006c6f0" fo:hyphenate="false" fo:hyphenation-remain-char-count="2" fo:hyphenation-push-char-count="2"/>
    </style:style>
    <style:style style:name="P8" style:family="paragraph" style:parent-style-name="Text_20_body" style:master-page-name="">
      <style:paragraph-properties fo:margin-left="0.499cm" fo:margin-right="0cm" fo:margin-top="0cm" fo:margin-bottom="0.199cm" style:contextual-spacing="false" fo:line-height="100%" fo:text-align="justify" style:justify-single-word="false" fo:orphans="2" fo:widows="2" fo:hyphenation-ladder-count="no-limit" style:register-true="true" fo:text-indent="0cm" style:auto-text-indent="false" style:page-number="auto" fo:background-color="transparent">
        <style:tab-stops/>
        <style:background-image/>
      </style:paragraph-properties>
      <style:text-properties officeooo:paragraph-rsid="0006c6f0" fo:hyphenate="false" fo:hyphenation-remain-char-count="2" fo:hyphenation-push-char-count="2"/>
    </style:style>
    <style:style style:name="P9" style:family="paragraph" style:parent-style-name="Text_20_body" style:master-page-name="">
      <style:paragraph-properties fo:margin-left="0.499cm" fo:margin-right="0cm" fo:margin-top="0cm" fo:margin-bottom="0.199cm" style:contextual-spacing="false" fo:line-height="100%" fo:text-align="justify" style:justify-single-word="false" fo:orphans="2" fo:widows="2" fo:hyphenation-ladder-count="no-limit" style:register-true="true" fo:text-indent="0cm" style:auto-text-indent="false" style:page-number="auto" fo:background-color="transparent">
        <style:tab-stops/>
        <style:background-image/>
      </style:paragraph-properties>
      <style:text-properties officeooo:paragraph-rsid="0006c6f0" fo:hyphenate="false" fo:hyphenation-remain-char-count="2" fo:hyphenation-push-char-count="2"/>
    </style:style>
    <style:style style:name="P10" style:family="paragraph" style:parent-style-name="Text_20_body" style:master-page-name="">
      <style:paragraph-properties fo:margin-left="0.499cm" fo:margin-right="0cm" fo:margin-top="0cm" fo:margin-bottom="0.199cm" style:contextual-spacing="false" fo:line-height="100%" fo:text-align="justify" style:justify-single-word="false" fo:orphans="2" fo:widows="2" fo:hyphenation-ladder-count="no-limit" style:register-true="true" fo:text-indent="0cm" style:auto-text-indent="false" style:page-number="auto" fo:background-color="transparent">
        <style:tab-stops/>
        <style:background-image/>
      </style:paragraph-properties>
      <style:text-properties fo:font-weight="normal" officeooo:paragraph-rsid="0006c6f0" style:font-weight-asian="normal" style:font-weight-complex="normal" fo:hyphenate="false" fo:hyphenation-remain-char-count="2" fo:hyphenation-push-char-count="2"/>
    </style:style>
    <style:style style:name="P11" style:family="paragraph" style:parent-style-name="Text_20_body">
      <style:paragraph-properties fo:margin-left="0.499cm" fo:margin-right="0cm" fo:margin-top="0cm" fo:margin-bottom="0.199cm" style:contextual-spacing="false" fo:line-height="100%" fo:text-align="justify" style:justify-single-word="false" fo:orphans="2" fo:widows="2" fo:hyphenation-ladder-count="no-limit" style:register-true="true" fo:text-indent="0cm" style:auto-text-indent="false" fo:background-color="transparent">
        <style:tab-stops/>
        <style:background-image/>
      </style:paragraph-properties>
      <style:text-properties officeooo:paragraph-rsid="0006c6f0" fo:hyphenate="false" fo:hyphenation-remain-char-count="2" fo:hyphenation-push-char-count="2"/>
    </style:style>
    <style:style style:name="P12" style:family="paragraph" style:parent-style-name="Text_20_body">
      <style:paragraph-properties fo:margin-left="0.499cm" fo:margin-right="0cm" fo:margin-top="0cm" fo:margin-bottom="0.199cm" style:contextual-spacing="false" fo:line-height="100%" fo:text-align="justify" style:justify-single-word="false" fo:orphans="2" fo:widows="2" fo:hyphenation-ladder-count="no-limit" style:register-true="true" fo:text-indent="0cm" style:auto-text-indent="false" fo:background-color="transparent">
        <style:tab-stops/>
        <style:background-image/>
      </style:paragraph-properties>
      <style:text-properties fo:font-weight="bold" officeooo:paragraph-rsid="0006c6f0" style:font-weight-asian="bold" style:font-weight-complex="bold" fo:hyphenate="false" fo:hyphenation-remain-char-count="2" fo:hyphenation-push-char-count="2"/>
    </style:style>
    <style:style style:name="P13" style:family="paragraph" style:parent-style-name="Text_20_body">
      <style:paragraph-properties fo:margin-top="0cm" fo:margin-bottom="0.199cm" style:contextual-spacing="false" fo:line-height="100%" fo:text-align="justify" style:justify-single-word="false" fo:background-color="transparent">
        <style:background-image/>
      </style:paragraph-properties>
      <style:text-properties style:font-name="Times New Roman" fo:font-size="13pt" style:text-underline-style="solid" style:text-underline-width="auto" style:text-underline-color="font-color" fo:font-weight="bold" officeooo:paragraph-rsid="0006c6f0" style:font-size-asian="13pt" style:font-weight-asian="bold" style:font-size-complex="13pt" style:font-weight-complex="bold"/>
    </style:style>
    <style:style style:name="P14" style:family="paragraph" style:parent-style-name="Text_20_body">
      <style:paragraph-properties fo:margin-top="0cm" fo:margin-bottom="0.199cm" style:contextual-spacing="false" fo:line-height="100%" fo:text-align="justify" style:justify-single-word="false" fo:background-color="transparent">
        <style:background-image/>
      </style:paragraph-properties>
      <style:text-properties style:font-name="Times New Roman" fo:font-size="16pt" style:text-underline-style="none" fo:font-weight="bold" officeooo:paragraph-rsid="0006c6f0" style:font-size-asian="16pt" style:font-weight-asian="bold" style:font-size-complex="16pt" style:font-weight-complex="bold"/>
    </style:style>
    <style:style style:name="P15" style:family="paragraph" style:parent-style-name="Text_20_body">
      <style:paragraph-properties fo:margin-top="0cm" fo:margin-bottom="0.199cm" style:contextual-spacing="false" fo:line-height="100%" fo:text-align="justify" style:justify-single-word="false"/>
      <style:text-properties officeooo:paragraph-rsid="0006c6f0"/>
    </style:style>
    <style:style style:name="P16" style:family="paragraph" style:parent-style-name="Text_20_body">
      <style:paragraph-properties fo:margin-top="0cm" fo:margin-bottom="0.199cm" style:contextual-spacing="false" fo:line-height="100%" fo:text-align="justify" style:justify-single-word="false"/>
      <style:text-properties fo:font-size="16pt" style:text-underline-style="solid" style:text-underline-width="auto" style:text-underline-color="font-color" fo:font-weight="bold" officeooo:paragraph-rsid="0006c6f0"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26c5897"/>
    </style:style>
    <style:style style:name="T6" style:family="text">
      <style:text-properties officeooo:rsid="02708b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Overview</text:span> </text:p>
      <text:p text:style-name="P6">This is an <text:span text:style-name="T3">entry level</text:span> course aimed that those with a reasonable biological background but <text:span text:style-name="T1">no significant experience with bioinformatics</text:span>. The course is broadly based around a series of exercises in which a combination of simple analytical tools and publicly available databases is applied to the investigation of a single human gene. The training manual for the course is comprised of detailed instruction for the tasks undertaken. Included are, questions (with answers) and discussion of and the interpretation of the results achieved. The manual is under constant development, a recent version is available online.</text:p>
      <text:p text:style-name="P16"/>
      <text:p text:style-name="P16">Outline</text:p>
      <text:p text:style-name="P6">Participants are asked to imagine an interest in the disease <text:span text:style-name="T1">aniridia</text:span>. Course exercises then provide extremely detailed instruction leading participants to discover the gene primarily associated with this disease and all that is interesting about that gene and its protein products.</text:p>
      <text:p text:style-name="P16"/>
      <text:p text:style-name="P16">Objectives</text:p>
      <text:p text:style-name="P6">This course is not intended to fully meet the requirements of many modern research projects. The intention is more to examine and practice the basic tools that underpin many current bioinformatic solutions and have changed little over the years. Specifically, we set out to show how many answers can be simply be looked up in an appropriate information source and/or how it is also usually a trivial matter to compute the similar/identical answers using readily available software.</text:p>
      <text:p text:style-name="P6">We set out to explain the operation of the various programs used in the exercise, but only to the extent that allows a user to select parameters intelligently and to interpret results fully.</text:p>
      <text:p text:style-name="P16"/>
      <text:p text:style-name="P16">Timetable</text:p>
      <text:p text:style-name="P10">The main topics covered, in order, are as follows:</text:p>
      <text:p text:style-name="P11"><text:span text:style-name="T1">Simple Information and Data</text:span> (i.e. sequence) retrieval from public resources (primarily the <text:span text:style-name="T1">NCBI</text:span> and <text:span text:style-name="T1">EBI</text:span>).</text:p>
      <text:p text:style-name="P11"><text:span text:style-name="T1">Genome Databases</text:span> (primarily <text:span text:style-name="T1">Ensembl</text:span> including access using <text:span text:style-name="T1">Biomart</text:span>)</text:p>
      <text:p text:style-name="P11"><text:span text:style-name="T1">Pairwise Sequence Alignment</text:span> (<text:span text:style-name="T1">dotplots</text:span>, <text:span text:style-name="T1">global</text:span> and <text:span text:style-name="T1">local</text:span> alignments)</text:p>
      <text:p text:style-name="P11"><text:span text:style-name="T1">Database searching</text:span> (using elements of the <text:span text:style-name="T1">blast</text:span> family)</text:p>
      <text:p text:style-name="P11"><text:span text:style-name="T1">Primer design</text:span> (primarily using the <text:span text:style-name="T1">NCBI</text:span><text:span text:style-name="T4"> services)</text:span></text:p>
      <text:p text:style-name="P11"><text:span text:style-name="T1">Secondary Structure Prediction</text:span> (<text:span text:style-name="T1">GOR</text:span>, <text:span text:style-name="T1">JPred</text:span>)</text:p>
      <text:p text:style-name="P12">Multiple Sequence Alignment <text:span text:style-name="T5">(clustal, muscle, t-coffee … )</text:span></text:p>
      <text:p text:style-name="P12">PSI-blast <text:span text:style-name="T4">(an explicit example, but incorporated into a number of the previous topics)</text:span></text:p>
      <text:p text:style-name="P12">3D Structure<text:span text:style-name="T4"> (a very superficial look specific to the exercise protein)</text:span></text:p>
      <text:p text:style-name="P13"/>
      <text:p text:style-name="P13"><text:span text:style-name="T4">The timing can vary depending on circumstances. A very rushed </text:span>3 days<text:span text:style-name="T4"> to a relatively leisurely </text:span>5 days<text:span text:style-name="T4">.</text:span></text:p>
      <text:p text:style-name="P13"/>
      <text:p text:style-name="P13"/>
      <text:p text:style-name="P14">DPJ – 201<text:span text:style-name="T5">6</text:span>.0<text:span text:style-name="T6">3</text:span>.<text:span text:style-name="T6">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51cm" fo:margin-bottom="0.651cm" fo:margin-left="0.651cm" fo:margin-right="0.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pjudge </meta:initial-creator>
    <meta:creation-date>2015-01-06T03:17:39.198682556</meta:creation-date>
    <dc:date>2016-03-05T16:46:39.995953331</dc:date>
    <meta:editing-duration>PT16M55S</meta:editing-duration>
    <meta:editing-cycles>3</meta:editing-cycles>
    <meta:generator>LibreOffice/4.2.8.2$Linux_X86_64 LibreOffice_project/420m0$Build-2</meta:generator>
    <meta:document-statistic meta:table-count="0" meta:image-count="0" meta:object-count="0" meta:page-count="1" meta:paragraph-count="20" meta:word-count="361" meta:character-count="2373" meta:non-whitespace-character-count="2030"/>
  </office:meta>
</office:document-meta>
</file>